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rencana-materi" style:family="table">
      <style:table-properties style:width="6.925in" table:align="margins"/>
    </style:style>
    <style:style style:name="rencana-materi.A" style:family="table-column">
      <style:table-column-properties style:column-width="1.25in" style:rel-column-width="11829*"/>
    </style:style>
    <style:style style:name="rencana-materi.B" style:family="table-column">
      <style:table-column-properties style:column-width="5.675in" style:rel-column-width="53706*"/>
    </style:style>
    <style:style style:name="rencana-materi.A1" style:family="table-cell">
      <style:table-cell-properties fo:padding="0.0382in" fo:border-left="0.05pt solid #000000" fo:border-right="none" fo:border-top="0.05pt solid #000000" fo:border-bottom="0.05pt solid #000000"/>
    </style:style>
    <style:style style:name="rencana-materi.B1" style:family="table-cell">
      <style:table-cell-properties fo:padding="0.0382in" fo:border="0.05pt solid #000000"/>
    </style:style>
    <style:style style:name="rencana-materi.A2" style:family="table-cell">
      <style:table-cell-properties fo:padding="0.0382in" fo:border-left="0.05pt solid #000000" fo:border-right="none" fo:border-top="none" fo:border-bottom="0.05pt solid #000000"/>
    </style:style>
    <style:style style:name="rencana-materi.B2" style:family="table-cell">
      <style:table-cell-properties fo:padding="0.0382in" fo:border-left="0.05pt solid #000000" fo:border-right="0.05pt solid #000000" fo:border-top="none" fo:border-bottom="0.05pt solid #000000"/>
    </style:style>
    <style:style style:name="ttd-komting" style:family="table">
      <style:table-properties style:width="6.925in" table:align="margins"/>
    </style:style>
    <style:style style:name="ttd-komting.A" style:family="table-column">
      <style:table-column-properties style:column-width="3.4625in" style:rel-column-width="32767*"/>
    </style:style>
    <style:style style:name="ttd-komting.B" style:family="table-column">
      <style:table-column-properties style:column-width="3.4625in" style:rel-column-width="32768*"/>
    </style:style>
    <style:style style:name="ttd-komting.A1" style:family="table-cell">
      <style:table-cell-properties fo:background-color="transparent" fo:padding="0.0382in" fo:border="none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officeooo:rsid="0003464e" officeooo:paragraph-rsid="0003464e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044ff8" officeooo:paragraph-rsid="00044ff8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44ff8" officeooo:paragraph-rsid="00044ff8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6" style:family="paragraph" style:parent-style-name="Standard">
      <style:paragraph-properties fo:margin-left="0in" fo:margin-right="0in" fo:line-height="150%" fo:text-align="end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7" style:family="paragraph" style:parent-style-name="Standard">
      <style:paragraph-properties fo:margin-left="0in" fo:margin-right="0in" fo:line-height="150%" fo:text-align="end" style:justify-single-word="false" fo:text-indent="0in" style:auto-text-indent="false">
        <style:tab-stops/>
      </style:paragraph-properties>
      <style:text-properties officeooo:rsid="000a5445" officeooo:paragraph-rsid="000dc3d0"/>
    </style:style>
    <style:style style:name="P8" style:family="paragraph" style:parent-style-name="Table_20_Contents">
      <style:paragraph-properties fo:text-align="center" style:justify-single-word="false"/>
      <style:text-properties officeooo:rsid="000561ad" officeooo:paragraph-rsid="000561ad"/>
    </style:style>
    <style:style style:name="P9" style:family="paragraph" style:parent-style-name="Table_20_Contents">
      <style:paragraph-properties fo:text-align="justify" style:justify-single-word="false"/>
      <style:text-properties officeooo:rsid="000561ad" officeooo:paragraph-rsid="000561ad"/>
    </style:style>
    <style:style style:name="P10" style:family="paragraph" style:parent-style-name="Table_20_Contents">
      <style:paragraph-properties fo:text-align="justify" style:justify-single-word="false"/>
    </style:style>
    <style:style style:name="P11" style:family="paragraph" style:parent-style-name="Table_20_Contents">
      <style:paragraph-properties fo:text-align="justify" style:justify-single-word="false"/>
      <style:text-properties officeooo:paragraph-rsid="000a5445"/>
    </style:style>
    <style:style style:name="P12" style:family="paragraph" style:parent-style-name="Table_20_Contents">
      <style:paragraph-properties fo:text-align="justify" style:justify-single-word="false"/>
      <style:text-properties officeooo:rsid="000a5445" officeooo:paragraph-rsid="000a5445"/>
    </style:style>
    <style:style style:name="P13" style:family="paragraph" style:parent-style-name="Table_20_Contents">
      <style:paragraph-properties fo:text-align="center" style:justify-single-word="false"/>
      <style:text-properties officeooo:rsid="000a5445" officeooo:paragraph-rsid="000a5445"/>
    </style:style>
    <style:style style:name="P14" style:family="paragraph" style:parent-style-name="Standard" style:list-style-name="L1" style:master-page-name="">
      <style:paragraph-properties fo:margin-left="0.25in" fo:margin-right="0in" fo:line-height="150%" fo:text-align="justify" style:justify-single-word="false" fo:text-indent="-0.25in" style:auto-text-indent="false" style:page-number="auto">
        <style:tab-stops/>
      </style:paragraph-properties>
      <style:text-properties officeooo:rsid="00044ff8" officeooo:paragraph-rsid="00044ff8"/>
    </style:style>
    <style:style style:name="P15" style:family="paragraph" style:parent-style-name="Standard" style:list-style-name="L2" style:master-page-name="">
      <style:paragraph-properties fo:margin-left="0.25in" fo:margin-right="0in" fo:line-height="150%" fo:text-align="justify" style:justify-single-word="false" fo:text-indent="-0.25in" style:auto-text-indent="false" style:page-number="auto">
        <style:tab-stops/>
      </style:paragraph-properties>
      <style:text-properties officeooo:rsid="00044ff8" officeooo:paragraph-rsid="00044ff8"/>
    </style:style>
    <style:style style:name="P16" style:family="paragraph" style:parent-style-name="Standard" style:list-style-name="L1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rsid="00044ff8" officeooo:paragraph-rsid="00044ff8"/>
    </style:style>
    <style:style style:name="P17" style:family="paragraph" style:parent-style-name="Standard" style:list-style-name="L2">
      <style:paragraph-properties fo:margin-left="0.25in" fo:margin-right="0in" fo:line-height="150%" fo:text-align="justify" style:justify-single-word="false" fo:text-indent="-0.25in" style:auto-text-indent="false">
        <style:tab-stops/>
      </style:paragraph-properties>
      <style:text-properties officeooo:rsid="00044ff8" officeooo:paragraph-rsid="00044ff8"/>
    </style:style>
    <style:style style:name="P18" style:family="paragraph" style:parent-style-name="Standard" style:list-style-name="L2" style:master-page-name="">
      <style:paragraph-properties fo:margin-left="1in" fo:margin-right="0in" fo:line-height="150%" fo:text-align="justify" style:justify-single-word="false" fo:text-indent="-0.5in" style:auto-text-indent="false" style:page-number="auto">
        <style:tab-stops/>
      </style:paragraph-properties>
      <style:text-properties officeooo:rsid="00044ff8" officeooo:paragraph-rsid="00044ff8"/>
    </style:style>
    <style:style style:name="P19" style:family="paragraph" style:parent-style-name="Standard" style:list-style-name="L2" style:master-page-name="">
      <style:paragraph-properties fo:margin-left="1in" fo:margin-right="0in" fo:line-height="150%" fo:text-align="justify" style:justify-single-word="false" fo:text-indent="-0.5in" style:auto-text-indent="false" style:page-number="auto">
        <style:tab-stops/>
      </style:paragraph-properties>
      <style:text-properties officeooo:rsid="00066887" officeooo:paragraph-rsid="00066887"/>
    </style:style>
    <style:style style:name="P20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561ad" officeooo:paragraph-rsid="000561ad"/>
    </style:style>
    <style:style style:name="P21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66887" officeooo:paragraph-rsid="00066887"/>
    </style:style>
    <style:style style:name="P22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fo:font-style="normal" officeooo:rsid="00066887" officeooo:paragraph-rsid="00066887" style:font-style-asian="normal" style:font-style-complex="normal"/>
    </style:style>
    <style:style style:name="P23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7b19f" officeooo:paragraph-rsid="0007b19f"/>
    </style:style>
    <style:style style:name="P24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958ef" officeooo:paragraph-rsid="000958ef"/>
    </style:style>
    <style:style style:name="P25" style:family="paragraph" style:parent-style-name="Standard" style:list-style-name="L2">
      <style:paragraph-properties fo:margin-left="1in" fo:margin-right="0in" fo:line-height="150%" fo:text-align="justify" style:justify-single-word="false" fo:text-indent="-0.5in" style:auto-text-indent="false">
        <style:tab-stops/>
      </style:paragraph-properties>
      <style:text-properties officeooo:rsid="000a5445" officeooo:paragraph-rsid="000a5445"/>
    </style:style>
    <style:style style:name="P26" style:family="paragraph" style:parent-style-name="Standard" style:list-style-name="L2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officeooo:rsid="00044ff8" officeooo:paragraph-rsid="00044ff8"/>
    </style:style>
    <style:style style:name="P27" style:family="paragraph" style:parent-style-name="Standard" style:list-style-name="L2">
      <style:paragraph-properties fo:margin-left="0in" fo:margin-right="0in" fo:line-height="150%" fo:text-align="justify" style:justify-single-word="false" fo:text-indent="0in" style:auto-text-indent="false">
        <style:tab-stops/>
      </style:paragraph-properties>
      <style:text-properties officeooo:rsid="000a5445" officeooo:paragraph-rsid="000a5445"/>
    </style:style>
    <style:style style:name="P28" style:family="paragraph" style:parent-style-name="Table_20_Contents" style:list-style-name="L3">
      <style:paragraph-properties fo:margin-left="0.25in" fo:margin-right="0in" fo:text-align="justify" style:justify-single-word="false" fo:text-indent="-0.25in" style:auto-text-indent="false">
        <style:tab-stops/>
      </style:paragraph-properties>
      <style:text-properties officeooo:rsid="000a5445" officeooo:paragraph-rsid="000a544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c23c7" style:font-style-asian="italic" style:font-style-complex="italic"/>
    </style:style>
    <style:style style:name="T3" style:family="text">
      <style:text-properties fo:font-style="italic" officeooo:rsid="000f2488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c23c7" style:font-style-asian="normal" style:font-style-complex="normal"/>
    </style:style>
    <style:style style:name="T6" style:family="text">
      <style:text-properties fo:font-style="normal" officeooo:rsid="000f2488" style:font-style-asian="normal" style:font-style-complex="normal"/>
    </style:style>
    <style:style style:name="T7" style:family="text">
      <style:text-properties officeooo:rsid="0007b19f"/>
    </style:style>
    <style:style style:name="T8" style:family="text">
      <style:text-properties officeooo:rsid="000a5445"/>
    </style:style>
    <style:style style:name="T9" style:family="text">
      <style:text-properties officeooo:rsid="000c23c7"/>
    </style:style>
    <style:style style:name="T10" style:family="text">
      <style:text-properties officeooo:rsid="000dc3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prefix=" 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prefix=" 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TRAK PERKULIAHAN</text:p>
      <text:p text:style-name="P1"/>
      <text:p text:style-name="P2">Kami yang bertanda tangan dibawah ini, nama :</text:p>
      <text:list xml:id="list3004936568" text:style-name="L1">
        <text:list-item>
          <text:p text:style-name="P14">…</text:p>
        </text:list-item>
        <text:list-item>
          <text:p text:style-name="P16">…</text:p>
        </text:list-item>
        <text:list-item>
          <text:p text:style-name="P16">…</text:p>
        </text:list-item>
      </text:list>
      <text:p text:style-name="P3">Merupakan perwakilan dari semester <text:span text:style-name="T10">V</text:span> A, menyetujui Kontrak Perkuliahan mata kuliah Pemrograman Komputer 2 yang diampu oleh Bapak Priyanto Tamami, S.Kom, dengan poin-poin sebagai berikut :</text:p>
      <text:list xml:id="list1860500596" text:style-name="L2">
        <text:list-item>
          <text:p text:style-name="P15">Kehadiran</text:p>
          <text:list>
            <text:list-item>
              <text:p text:style-name="P18">Jumlah total perkuliahan adalah 12 pertemuan dengan rincian pertemuan adalah sebagai berikut :</text:p>
            </text:list-item>
          </text:list>
        </text:list-item>
      </text:list>
      <table:table table:name="rencana-materi" table:style-name="rencana-materi">
        <table:table-column table:style-name="rencana-materi.A"/>
        <table:table-column table:style-name="rencana-materi.B"/>
        <table:table-row>
          <table:table-cell table:style-name="rencana-materi.A1" office:value-type="string">
            <text:p text:style-name="P8">Pertemuan Ke-</text:p>
          </table:table-cell>
          <table:table-cell table:style-name="rencana-materi.B1" office:value-type="string">
            <text:p text:style-name="P8">Materi</text:p>
          </table:table-cell>
        </table:table-row>
        <table:table-row>
          <table:table-cell table:style-name="rencana-materi.A2" office:value-type="string">
            <text:p text:style-name="P8">1</text:p>
          </table:table-cell>
          <table:table-cell table:style-name="rencana-materi.B2" office:value-type="string">
            <text:p text:style-name="P9">Kontrak Perkuliahan, Pengenalan Mata Kuliah, Pengantar Pemrograman Java</text:p>
          </table:table-cell>
        </table:table-row>
        <table:table-row>
          <table:table-cell table:style-name="rencana-materi.A2" office:value-type="string">
            <text:p text:style-name="P8">2</text:p>
          </table:table-cell>
          <table:table-cell table:style-name="rencana-materi.B2" office:value-type="string">
            <text:p text:style-name="P9">Pengertian Pemrograman Generic dan Implementasi Collection</text:p>
          </table:table-cell>
        </table:table-row>
        <table:table-row>
          <table:table-cell table:style-name="rencana-materi.A2" office:value-type="string">
            <text:p text:style-name="P8">3</text:p>
          </table:table-cell>
          <table:table-cell table:style-name="rencana-materi.B2" office:value-type="string">
            <text:p text:style-name="P9">Implementasi Multithreading pada Java</text:p>
          </table:table-cell>
        </table:table-row>
        <table:table-row>
          <table:table-cell table:style-name="rencana-materi.A2" office:value-type="string">
            <text:p text:style-name="P8">4</text:p>
          </table:table-cell>
          <table:table-cell table:style-name="rencana-materi.B2" office:value-type="string">
            <text:p text:style-name="P9">Implementasi Serialization pada Java</text:p>
          </table:table-cell>
        </table:table-row>
        <table:table-row>
          <table:table-cell table:style-name="rencana-materi.A2" office:value-type="string">
            <text:p text:style-name="P8">5</text:p>
          </table:table-cell>
          <table:table-cell table:style-name="rencana-materi.B2" office:value-type="string">
            <text:p text:style-name="P9">Tinjauan dasar jaringan dan implementasi pemrograman Socket di Java</text:p>
          </table:table-cell>
        </table:table-row>
        <table:table-row>
          <table:table-cell table:style-name="rencana-materi.A2" office:value-type="string">
            <text:p text:style-name="P8">6</text:p>
          </table:table-cell>
          <table:table-cell table:style-name="rencana-materi.B2" office:value-type="string">
            <text:p text:style-name="P9">Tinjauan basis data relasional dan implementasi menggunakan JDBC di Java</text:p>
          </table:table-cell>
        </table:table-row>
        <table:table-row>
          <table:table-cell table:style-name="rencana-materi.A2" office:value-type="string">
            <text:p text:style-name="P8">7</text:p>
          </table:table-cell>
          <table:table-cell table:style-name="rencana-materi.B2" office:value-type="string">
            <text:p text:style-name="P9">Pengertian NoSQL dan implementasi pada Java dengan menggunakan MongoDB</text:p>
          </table:table-cell>
        </table:table-row>
        <table:table-row>
          <table:table-cell table:style-name="rencana-materi.A2" office:value-type="string">
            <text:p text:style-name="P8">8</text:p>
          </table:table-cell>
          <table:table-cell table:style-name="rencana-materi.B2" office:value-type="string">
            <text:p text:style-name="P9">Konsep Big Data dan implementasinya pada pemrograman Java</text:p>
          </table:table-cell>
        </table:table-row>
        <table:table-row>
          <table:table-cell table:style-name="rencana-materi.A2" office:value-type="string">
            <text:p text:style-name="P8">9</text:p>
          </table:table-cell>
          <table:table-cell table:style-name="rencana-materi.B2" office:value-type="string">
            <text:p text:style-name="P9">Implementasi multimedia pada Java</text:p>
          </table:table-cell>
        </table:table-row>
        <table:table-row>
          <table:table-cell table:style-name="rencana-materi.A2" office:value-type="string">
            <text:p text:style-name="P8">10</text:p>
          </table:table-cell>
          <table:table-cell table:style-name="rencana-materi.B2" office:value-type="string">
            <text:p text:style-name="P9">Implementasi internasionalisasi pada Java</text:p>
          </table:table-cell>
        </table:table-row>
        <table:table-row>
          <table:table-cell table:style-name="rencana-materi.A2" office:value-type="string">
            <text:p text:style-name="P8">11</text:p>
          </table:table-cell>
          <table:table-cell table:style-name="rencana-materi.B2" office:value-type="string">
            <text:p text:style-name="P9">Implementasi kriptografi pada Java</text:p>
          </table:table-cell>
        </table:table-row>
        <table:table-row>
          <table:table-cell table:style-name="rencana-materi.A2" office:value-type="string">
            <text:p text:style-name="P8">12</text:p>
          </table:table-cell>
          <table:table-cell table:style-name="rencana-materi.B2" office:value-type="string">
            <text:p text:style-name="P9">Implementasi pemrograman serial communication pada Java</text:p>
          </table:table-cell>
        </table:table-row>
      </table:table>
      <text:list xml:id="list195510409673905" text:continue-numbering="true" text:style-name="L2">
        <text:list-item>
          <text:list>
            <text:list-header>
              <text:p text:style-name="P26"/>
            </text:list-header>
            <text:list-item>
              <text:p text:style-name="P20">Durasi waktu perkuliahan maksimal adalah 50 menit x 3 sks.</text:p>
            </text:list-item>
            <text:list-item>
              <text:p text:style-name="P20">Jika hadir melewati 20 menit, <text:span text:style-name="T9">dapat mengikuti kegiatan perkuliahan bila diijinkan.</text:span></text:p>
            </text:list-item>
            <text:list-item>
              <text:p text:style-name="P21">Jika dosen hadir melewati 30 menit, maka perhitungan durasi waktu perkuliahan dimulai sejak dosen masuk kelas.</text:p>
            </text:list-item>
            <text:list-item>
              <text:p text:style-name="P21">Jika berhalangan hadir dikarenakan sakit atau kecelakaan, maka perijinan hanya dapat dilakukan melalui SMS ke dosen dengan surat keterangan dokter menyusul.</text:p>
            </text:list-item>
            <text:list-item>
              <text:p text:style-name="P21">Jika berhalangan hadir karena tugas dari instansi, maka perijinan hanya dapat dilakukan menggunakan surat resmi dari instansi tersebut.</text:p>
            </text:list-item>
            <text:list-item>
              <text:p text:style-name="P21">Nilai kehadiran memberi kontribusi 10% terhadap nilai akhir.</text:p>
            </text:list-item>
          </text:list>
        </text:list-item>
        <text:list-item>
          <text:p text:style-name="P17">Tugas</text:p>
          <text:list>
            <text:list-item>
              <text:p text:style-name="P19">Tugas latihan dikerjakan dalam bentuk file <text:span text:style-name="T1">source code</text:span><text:span text:style-name="T4"> dan dikirimkan melalui </text:span><text:span text:style-name="T5">email/</text:span><text:span text:style-name="T6">sms</text:span><text:span text:style-name="T5"> dalam bentuk </text:span><text:span text:style-name="T3">project </text:span><text:span text:style-name="T6">di Github</text:span><text:span text:style-name="T5">.</text:span></text:p>
            </text:list-item>
            <text:list-item>
              <text:p text:style-name="P22">Nilai tugas memberi kontribusi 20% terhadap nilai akhir.</text:p>
            </text:list-item>
          </text:list>
        </text:list-item>
        <text:list-item>
          <text:p text:style-name="P17">Ujian Tengah Semester</text:p>
          <text:list>
            <text:list-item>
              <text:p text:style-name="P21">Ujian Tengah Semester dilaksanakan seusai pertemuan ke-<text:span text:style-name="T10">6</text:span>.</text:p>
            </text:list-item>
            <text:list-item>
              <text:p text:style-name="P21"><text:soft-page-break/>Sarat mengikuti Ujian Tengah Semester adalah kehadiran minimal <text:span text:style-name="T10">5</text:span> kali pertemuan (tidak termasuk berhalangan hadir karena alasan selain sakit/kecelakaan). Jika kehadiran kurang dari <text:span text:style-name="T10">5</text:span> kali <text:span text:style-name="T7">dan tetap hadir saat Ujian Tengah Semester, maka tetap tidak akan mendapatkan nilai Ujian Tengah Semester</text:span></text:p>
            </text:list-item>
            <text:list-item>
              <text:p text:style-name="P23">Nilai Ujian Tengah Semester memberi kontribusi 30% terhadap nilai akhir.</text:p>
            </text:list-item>
          </text:list>
        </text:list-item>
        <text:list-item>
          <text:p text:style-name="P17">Ujian Akhir Semester</text:p>
          <text:list>
            <text:list-item>
              <text:p text:style-name="P24">Ujian Akhir Semester dilaksanakan seusai pertemuan ke-1<text:span text:style-name="T10">1</text:span></text:p>
            </text:list-item>
            <text:list-item>
              <text:p text:style-name="P24">Ujian Akhir Semester berbentuk project.</text:p>
            </text:list-item>
            <text:list-item>
              <text:p text:style-name="P24">Sarat mengikuti Ujian Akhir Semester adalah kehadiran minimal <text:span text:style-name="T10">9</text:span> kali pertemuan (tidak termasuk berhalangan hadir karena alasan selain sakit / kecelakaan).</text:p>
            </text:list-item>
            <text:list-item>
              <text:p text:style-name="P24">Bagi mahasiswa yang mendapat total nilai tugas latihan melampaui <text:span text:style-name="T10">rata-rata </text:span>100 seusai pertemuan ke-12, <text:span text:style-name="T8">akan mendapatkan nilai sempurna (100) pada nilai Ujian Akhir Semester.</text:span></text:p>
            </text:list-item>
            <text:list-item>
              <text:p text:style-name="P25">Nilai Ujian Akhir Semester memberi kontribusi 40% terhadap nilai akhir.</text:p>
              <text:p text:style-name="P27">Demikian poin-poin yang telah kami sepakati bersama dengan dosen pengampu untuk dapat dilaksanakan selama proses perkuliahan pada semester genap.</text:p>
            </text:list-item>
          </text:list>
        </text:list-item>
      </text:list>
      <text:p text:style-name="P4"/>
      <text:p text:style-name="P7">Tegal, <text:s text:c="7"/><text:span text:style-name="T10">September</text:span> 2017</text:p>
      <table:table table:name="ttd-komting" table:style-name="ttd-komting">
        <table:table-column table:style-name="ttd-komting.A"/>
        <table:table-column table:style-name="ttd-komting.B"/>
        <table:table-row>
          <table:table-cell table:style-name="ttd-komting.A1" office:value-type="string">
            <text:p text:style-name="P12">Perwakilan semester V A</text:p>
            <text:p text:style-name="P12">Nama</text:p>
          </table:table-cell>
          <table:table-cell table:style-name="ttd-komting.A1" office:value-type="string">
            <text:p text:style-name="P10"/>
            <text:p text:style-name="P12">Tanda Tanga<text:span text:style-name="T9">n</text:span></text:p>
          </table:table-cell>
        </table:table-row>
        <table:table-row>
          <table:table-cell table:style-name="ttd-komting.A1" office:value-type="string">
            <text:list xml:id="list910576332" text:style-name="L3">
              <text:list-header>
                <text:p text:style-name="P28"/>
              </text:list-header>
              <text:list-item>
                <text:p text:style-name="P28">…</text:p>
                <text:p text:style-name="P28"/>
              </text:list-item>
              <text:list-item>
                <text:p text:style-name="P28">…</text:p>
                <text:p text:style-name="P28"/>
              </text:list-item>
              <text:list-item>
                <text:p text:style-name="P28">…</text:p>
              </text:list-item>
            </text:list>
          </table:table-cell>
          <table:table-cell table:style-name="ttd-komting.A1" office:value-type="string">
            <text:p text:style-name="P10"/>
            <text:p text:style-name="P10">…...................................</text:p>
            <text:p text:style-name="P10"/>
            <text:p text:style-name="P11">…...................................</text:p>
            <text:p text:style-name="P11"/>
            <text:p text:style-name="P11">…...................................</text:p>
          </table:table-cell>
        </table:table-row>
      </table:table>
      <text:p text:style-name="P6"/>
      <text:p text:style-name="P5">Mengetahui,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Dosen Pengampu</text:p>
            <text:p text:style-name="P13"/>
            <text:p text:style-name="P13"/>
            <text:p text:style-name="P13"/>
            <text:p text:style-name="P13"/>
            <text:p text:style-name="P13">Priyanto Tamami, S.Kom</text:p>
          </table:table-cell>
          <table:table-cell table:style-name="Table1.A1" office:value-type="string">
            <text:p text:style-name="P13">Kaprodi DIV Teknik Informatika</text:p>
            <text:p text:style-name="P13"/>
            <text:p text:style-name="P13"/>
            <text:p text:style-name="P13"/>
            <text:p text:style-name="P13"/>
            <text:p text:style-name="P13">Ginanjar Wiro Sasmito, M.Kom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02-27T20:43:07.578708679</meta:creation-date>
    <dc:date>2017-10-01T19:55:09.513662545</dc:date>
    <dc:creator>P Tamami</dc:creator>
    <meta:editing-duration>PT2H11M1S</meta:editing-duration>
    <meta:editing-cycles>8</meta:editing-cycles>
    <meta:generator>LibreOffice/5.3.1.2$Linux_X86_64 LibreOffice_project/30m0$Build-2</meta:generator>
    <meta:document-statistic meta:table-count="3" meta:image-count="0" meta:object-count="0" meta:page-count="2" meta:paragraph-count="69" meta:word-count="461" meta:character-count="3263" meta:non-whitespace-character-count="2870"/>
  </office:meta>
</office:document-meta>
</file>